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1d7234" style:font-size-asian="15pt" style:font-size-complex="15pt"/>
    </style:style>
    <style:style style:name="P2" style:family="paragraph" style:parent-style-name="Standard">
      <style:text-properties fo:font-size="15pt" officeooo:paragraph-rsid="001ed818" style:font-size-asian="15pt" style:font-size-complex="15pt"/>
    </style:style>
    <style:style style:name="P3" style:family="paragraph" style:parent-style-name="Standard">
      <style:text-properties fo:color="#2a6099" loext:opacity="100%" fo:font-size="15pt" officeooo:paragraph-rsid="001d7234" style:font-size-asian="15pt" style:font-size-complex="15pt"/>
    </style:style>
    <style:style style:name="P4" style:family="paragraph" style:parent-style-name="Standard">
      <style:text-properties fo:color="#2a6099" loext:opacity="100%" fo:font-size="15pt" officeooo:paragraph-rsid="0022883b" style:font-size-asian="15pt" style:font-size-complex="15pt"/>
    </style:style>
    <style:style style:name="P5" style:family="paragraph" style:parent-style-name="Standard">
      <style:text-properties fo:color="#c9211e" loext:opacity="100%" fo:font-size="15pt" officeooo:paragraph-rsid="001d7234" style:font-size-asian="15pt" style:font-size-complex="15pt"/>
    </style:style>
    <style:style style:name="P6" style:family="paragraph" style:parent-style-name="Standard">
      <style:text-properties fo:color="#000000" loext:opacity="100%" fo:font-size="15pt" officeooo:paragraph-rsid="001d7234" style:font-size-asian="15pt" style:font-size-complex="15pt"/>
    </style:style>
    <style:style style:name="P7" style:family="paragraph" style:parent-style-name="Standard">
      <style:text-properties fo:color="#2a6099" loext:opacity="100%" fo:font-size="15pt" officeooo:paragraph-rsid="001d7234" style:font-size-asian="15pt" style:font-size-complex="15pt"/>
    </style:style>
    <style:style style:name="P8" style:family="paragraph" style:parent-style-name="Standard">
      <style:text-properties fo:color="#000000" loext:opacity="100%" fo:font-size="15pt" officeooo:paragraph-rsid="001d7234" style:font-size-asian="15pt" style:font-size-complex="15pt"/>
    </style:style>
    <style:style style:name="T1" style:family="text">
      <style:text-properties officeooo:rsid="0021330b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21330b"/>
    </style:style>
    <style:style style:name="T4" style:family="text">
      <style:text-properties fo:color="#c9211e" loext:opacity="100%" officeooo:rsid="0022230d"/>
    </style:style>
    <style:style style:name="T5" style:family="text">
      <style:text-properties officeooo:rsid="002223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dad 5. XPath Hoja 1.- Ejercicio 1 Dado el siguientes datos XPath online real-time tester, evaluator and generator for XML &amp; HTML (xpather.com) se pide realizar las siguientes consultas: </text:p>
      <text:p text:style-name="P2"/>
      <text:p text:style-name="P2">1. Título de las actividades </text:p>
      <text:p text:style-name="P3">//actividad/titulo/text()</text:p>
      <text:p text:style-name="P1"/>
      <text:p text:style-name="P1">2. Mostrar el código de la actividad, título y nivel.</text:p>
      <text:p text:style-name="P3">//actividad/@nivel | //actividad/titulo | //actividad/codigo</text:p>
      <text:p text:style-name="P6">//@nivel | //titulo | //codigo</text:p>
      <text:p text:style-name="P6"/>
      <text:p text:style-name="P1">3. El primer título de la actividad.</text:p>
      <text:p text:style-name="P3">//actividad [<text:span text:style-name="T1">1</text:span>]/<text:span text:style-name="T1">titulo/</text:span><text:span text:style-name="T5">text()</text:span></text:p>
      <text:p text:style-name="P3"/>
      <text:p text:style-name="P1">4. El último título de la actividad.</text:p>
      <text:p text:style-name="P3">//actividad [last()]/titulo/text()</text:p>
      <text:p text:style-name="P5"/>
      <text:p text:style-name="P1">5. Todos los elementos descendientes de las actividades infantiles</text:p>
      <text:p text:style-name="P3">//descendant:: actividad[@nivel="infantil"]</text:p>
      <text:p text:style-name="P6">//actividad[@nivel="infantil"]</text:p>
      <text:p text:style-name="P1"/>
      <text:p text:style-name="P1">6. El nombre de las actividades para adultos.</text:p>
      <text:p text:style-name="P4">//actividad[@nivel="adultos"]/titulo/text()</text:p>
      <text:p text:style-name="P3"/>
      <text:p text:style-name="P1">7. El nombre de las actividades con dos sesiones semanales</text:p>
      <text:p text:style-name="P3">//actividad[sesiones/sesiones_semana=2]/titulo </text:p>
      <text:p text:style-name="P1"/>
      <text:p text:style-name="P1">8. Número de actividades</text:p>
      <text:p text:style-name="P3">count(//actividad)</text:p>
      <text:p text:style-name="P5"/>
      <text:p text:style-name="P1">9. Si queremos convertir el resultado a cadena de caracteres, podemos usar la función string().</text:p>
      <text:p text:style-name="P3">string (count(//actividad))</text:p>
      <text:p text:style-name="P5"/>
      <text:p text:style-name="P1">10. Cuenta del número de actividades infantiles.</text:p>
      <text:p text:style-name="P3">count(//actividad[@nivel="infantil"])</text:p>
      <text:p text:style-name="P3"/>
      <text:p text:style-name="P1">11. Suma de las sesiones semanales de las actividades para adultos.</text:p>
      <text:p text:style-name="P3">sum(//actividad[@nivel="adultos"]/sesiones/sesiones_semana)</text:p>
      <text:p text:style-name="P1"/>
      <text:p text:style-name="P1">12. Nodos de la actividad de código A06.</text:p>
      <text:p text:style-name="P3">//actividad[codigo="A06"]/node()</text:p>
      <text:p text:style-name="P5"><text:soft-page-break/></text:p>
      <text:p text:style-name="P1">13. Duración de las actividades con intensidad fuerte</text:p>
      <text:p text:style-name="P3">sum(//actividad/sesiones[@intensidad="fuerte"]/minutos_sesion)</text:p>
      <text:p text:style-name="P5"/>
      <text:p text:style-name="P1">14. Mostrar el código de las actividades cuya duración coincide con la duración del 1º actividad.</text:p>
      <text:p text:style-name="P3">//actividad[sesiones/minutos_sesion=../actividad[1]/sesiones/minutos_sesion]/codigo</text:p>
      <text:p text:style-name="P1"/>
      <text:p text:style-name="P1">15. Título de las actividades del año 2018.</text:p>
      <text:p text:style-name="P3">//actividad[substring(fecha_inicio,1,4)="2018"]/titulo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2:28:33.830000000</meta:creation-date>
    <dc:date>2021-03-23T11:59:40.720000000</dc:date>
    <meta:editing-duration>PT8M24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33" meta:word-count="191" meta:character-count="1692" meta:non-whitespace-character-count="1531"/>
  </office:meta>
</office:document-meta>
</file>